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9 2412">
            <text:p>test_Parser(primitives): 2,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9">
            <text:p>2,9 sec</text:p>
          </table:table-cell>
          <table:table-cell table:style-name="ce162" table:formula="of:=TESTSTAT(&quot;count&quot;; [.B46])" office:value-type="float" office:value="2412">
            <text:p>2412</text:p>
          </table:table-cell>
          <table:table-cell table:style-name="ce164" table:formula="of:=[.E46]/[.D46]" office:value-type="float" office:value="831.724137931035">
            <text:p>831,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5 1546">
            <text:p>test_Parser(multiplicity): 2,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5">
            <text:p>2,5 sec</text:p>
          </table:table-cell>
          <table:table-cell table:style-name="ce162" table:formula="of:=TESTSTAT(&quot;count&quot;; [.B47])" office:value-type="float" office:value="1546">
            <text:p>1546</text:p>
          </table:table-cell>
          <table:table-cell table:style-name="ce164" table:formula="of:=[.E47]/[.D47]" office:value-type="float" office:value="618.4">
            <text:p>618,4 a/sec</text:p>
          </table:table-cell>
          <table:table-cell table:number-columns-repeated="4"/>
        </table:table-row>
        <table:table-row table:style-name="ro6">
          <table:table-cell/>
          <table:table-cell table:formula="of:=TEST_PARSER(&quot;basic&quot;)" office:value-type="string" office:string-value="test_Parser(basic): 9,9 9107">
            <text:p>test_Parser(basic): 9,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9.9">
            <text:p>9,9 sec</text:p>
          </table:table-cell>
          <table:table-cell table:style-name="ce162" table:formula="of:=TESTSTAT(&quot;count&quot;; [.B48])" office:value-type="float" office:value="9107">
            <text:p>9107</text:p>
          </table:table-cell>
          <table:table-cell table:style-name="ce164" table:formula="of:=[.E48]/[.D48]" office:value-type="float" office:value="919.89898989899">
            <text:p>919,9 a/sec</text:p>
          </table:table-cell>
          <table:table-cell table:number-columns-repeated="4"/>
        </table:table-row>
        <table:table-row table:style-name="ro6">
          <table:table-cell/>
          <table:table-cell table:formula="of:=TEST_PARSER(&quot;special&quot;)" office:value-type="string" office:string-value="test_Parser(special): 1,3 479">
            <text:p>test_Parser(special): 1,3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3">
            <text:p>1,3 sec</text:p>
          </table:table-cell>
          <table:table-cell table:style-name="ce162" table:formula="of:=TESTSTAT(&quot;count&quot;; [.B49])" office:value-type="float" office:value="479">
            <text:p>479</text:p>
          </table:table-cell>
          <table:table-cell table:style-name="ce164" table:formula="of:=[.E49]/[.D49]" office:value-type="float" office:value="368.461538461538">
            <text:p>368,5 a/sec</text:p>
          </table:table-cell>
          <table:table-cell table:number-columns-repeated="4"/>
        </table:table-row>
        <table:table-row table:style-name="ro6">
          <table:table-cell/>
          <table:table-cell table:formula="of:=TEST_PARSER(&quot;numbers&quot;)" office:value-type="string" office:string-value="test_Parser(numbers): 4,7 3046">
            <text:p>test_Parser(numbers): 4,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4.7">
            <text:p>4,7 sec</text:p>
          </table:table-cell>
          <table:table-cell table:style-name="ce162" table:formula="of:=TESTSTAT(&quot;count&quot;; [.B50])" office:value-type="float" office:value="3046">
            <text:p>3046</text:p>
          </table:table-cell>
          <table:table-cell table:style-name="ce164" table:formula="of:=[.E50]/[.D50]" office:value-type="float" office:value="648.085106382979">
            <text:p>648,1 a/sec</text:p>
          </table:table-cell>
          <table:table-cell table:number-columns-repeated="4"/>
        </table:table-row>
        <table:table-row table:style-name="ro6">
          <table:table-cell/>
          <table:table-cell table:formula="of:=TEST_PARSER(&quot;types&quot;)" office:value-type="string" office:string-value="test_Parser(types): 10 11149">
            <text:p>test_Parser(types): 10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10">
            <text:p>10,0 sec</text:p>
          </table:table-cell>
          <table:table-cell table:style-name="ce162" table:formula="of:=TESTSTAT(&quot;count&quot;; [.B51])" office:value-type="float" office:value="11149">
            <text:p>11149</text:p>
          </table:table-cell>
          <table:table-cell table:style-name="ce164" table:formula="of:=[.E51]/[.D51]" office:value-type="float" office:value="1114.9">
            <text:p>1114,9 a/sec</text:p>
          </table:table-cell>
          <table:table-cell table:number-columns-repeated="4"/>
        </table:table-row>
        <table:table-row table:style-name="ro6">
          <table:table-cell table:number-columns-repeated="3"/>
          <table:table-cell table:style-name="ce161" table:formula="of:=SUM([.D46:.D51])" office:value-type="float" office:value="31.3">
            <text:p>31,3 sec</text:p>
          </table:table-cell>
          <table:table-cell table:style-name="ce163" table:formula="of:=SUM([.E46:.E51])" office:value-type="float" office:value="27739">
            <text:p>27739</text:p>
          </table:table-cell>
          <table:table-cell table:style-name="ce165" table:formula="of:=[.E52]/[.D52]" office:value-type="float" office:value="886.230031948882">
            <text:p>886,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9,5 27734">
            <text:p>test_Parser(all): 2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9.5">
            <text:p>29,5 sec</text:p>
          </table:table-cell>
          <table:table-cell table:style-name="ce162" table:formula="of:=TESTSTAT(&quot;count&quot;; [.B54])" office:value-type="float" office:value="27734">
            <text:p>27734</text:p>
          </table:table-cell>
          <table:table-cell table:style-name="ce164" table:formula="of:=[.E54]/[.D54]" office:value-type="float" office:value="940.135593220339">
            <text:p>940,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9">29.05.2017</text:date>, <text:time>19:36:5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9T19:36:51.85</dc:date>
    <meta:editing-duration>P164DT18H28M28S</meta:editing-duration>
    <meta:editing-cycles>731</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Const DataCtor_name     = 0
Const DataCtor_argTypes = 1
Const DataCtor_typeCtor = 2

Const DataTypeCtor_name  	 = 0
Const DataTypeCtor_arity 	 = 1
Const DataTypeCtor_dataCtors = 2

		
Type DataValue
	str		 As String	' debugger shows that in inspector
	id		 As Long
	ctor	 As DataCtor
	fields   As Array
End Type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Type()
	Static out As Object ' DON'T declare it as DataValue!
	If isNull(out) Then 
		out = bootstrapTypes()
	End If
	TType = out
End Function

Function DataTypeCtor()
	Static out As Object ' DON'T declare as DataValue!
	If isNull(out) Then
		out = ctorOf(TType)
	End If
	DataTypeCtor = out
End Function

Function TDataTypeCtor()
	Static out As Object ' DON'T declare it as DataValue!
	If isNull(out) Then 
		out = field(DataCtor_typeCtor, DataTypeCtor)
	End If
	TDataTypeCtor = out
End Function

Function DataCtor()
	Static out As Object ' DON'T declare as DataValue!
	If isNull(out) Then
		out = ctorOf(DataTypeCtor)
	End If
	DataCtor = out
End Function

Function TDataCtor()
	Static out As Object ' DON'T declare as DataValue!
	If isNull(out) Then 
		out = field(DataCtor_typeCtor, DataCtor)
	End If
	TDataCtor = out
End Function

Function TList()
	Static out As Object ' DON'T declare it as DataValue!
	If isNull(out) Then 
		out = field(DataCtor_argTypes, DataCtor)	' a List value
		out = ctorOf(out)							' a DataCtor value
		out = field(DataCtor_typeCtor, out)			' a DataTypeCtor value
	End If
	TList = out
End Function

Function List_nil() ' singleton data ctor; returns the singleton value
	Static out As Object
	If isNull(out) Then
		' The dataCtors field of TList is itself a List instance,
		'  either (cCons cCons (cCons cNil  (vNil)))
		'      or (cCons cNil  (cCons cCons (vNil)))
		' In any case: the nil *value* is down at the very bottom!
		out = field(1, field(1, field(DataTypeCtor_dataCtors, TList)))
	End If
	List_nil = out
End Function

Function List_cons(Optional x As Variant, Optional xs As Variant)
	Static c As Object
	If isNull(c) Then
		' The dataCtors field of TList is itself a List instance,
		'  either (cCons cCons (cCons cNil  (vNil)))
		'      or (cCons cNil  (cCons cCons (vNil)))
		' In any case: the top data ctor is cons
		c = ctorOf(field(DataTypeCtor_dataCtors, TList))
	End If
	Dim out As Variant
	If isMissing(x) Then
		out = c
	ElseIf isMissing(xs) Then
		croak("List_cons/NYI: partial application")
	Else
		' TODO: require xs to be of type List a and x of type a
		out = _newDataValue(c, Array(x, xs))
	End If
	List_cons = out
End Function

Function List_isNil(v As Variant)
	Dim out As Variant
	out = False
	If Not(isDataValue(v)) Then
		Goto isNil_typeError
	End If
	If DataValue_same(v, List_nil) Then
		out = True
	ElseIf Not(hasType(v, TList)) Then
		Goto isNil_typeError
	End If
	List_isNil = out
	Exit Function
isNil_typeError:
	croak("List_isNil: expected a List but got " &amp; toString(v)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StringType() ' singleton data ctor; return the singleton value
	Static out As Object
	If isNull(out) Then
		' order of argTypes of DataTypeCtor is fixed:
		out = List_nth(0, field(DataCtor_argTypes, DataTypeCtor))
	End If
	StringType = out
End Function

Function IntegerType() ' singleton data ctor; return the singleton value
	Static out As Object
	If isNull(out) Then
		' order of argTypes of DataTypeCtor is fixed:
		out = List_nth(1, field(DataCtor_argTypes, DataTypeCtor))
	End If
	IntegerType = out
End Function

Function TypeParam(Optional i As Integer)
	Static c As Object
	Dim out
	If isNull(c) Then
		' Look for data ctor that has argTypes = [Integer]
		Dim ctors, argTypes
		ctors = field(DataTypeCtor_dataCtors, TType)
		Do While(True)
			c = List_car(ctors)
			argTypes = field(DataCtor_argTypes, c)
			If Not(List_isNil(argTypes)) Then
				If List_isNil(List_cdr(argTypes)) _
				And (DataValue_same(List_car(argTypes), IntegerType)) _
				Then : Exit Do : End If
			End If
			ctors = List_cdr(ctors)
		Loop
	End If
	If isMissing(i) Then
		out = c
	Else
		out = _newDataValue(c, Array(i))
	End If
	TypeParam = out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hasType(v As Variant, t As Object)
	Dim out As Variant
	out = False
	If Not(isDataValue(t)) Then
		Goto hasType_invalidType
	End If
	Dim c As Variant : c = ctorOf(v)
	If isEmpty(c) Then
		croak("hasType/NYI: test non-data value " &amp; toString(v))
	Else
		out = DataValue_same(field(DataCtor_typeCtor, c), t)
	End If
	
	
	'If isDataTypeCtor(t) Then
	'	Dim r As Integer
	'	r = field(DataTypeCtor_arity, t)
	'	If (r &lt;&gt; 0) Then
	'		croak("hasType/NYI: test against not-completely-applied TypeCtor " &amp; toString(t))
	'	End If
	'	Dim c  As DataValue : c  = ctorOf(v)
	'	Dim tc As DataValue : tc = field(DataCtor_typeCtor, c)
	'	
	'	out = field(DataTypeCtor_name, tc) = field(DataTypeCtor_name, t)
	'Else
	'	croak("hasType/NYI: test against type " &amp; toString(t))
	'End If
	
	
	hasType = out
	Exit Function
hasType_invalidType:
	croak("hasType: invalid type " &amp; toString(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bootstrapTypes()
	test_Type_hasType()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Types()
	Dim cNil
	' let's make something that is (almost) a DataCtor
	cNil = _newDataValue(Nothing, Array( _
		"Nil", _
		emptyArray, _
		Nothing _
	)
	assertEqual(isDataValue(cNil), True).x
	
	' There's a member .id on each DataValue which is unique to
	' the particular instance. This yields a notion of sameness:
	assertEqual(DataValue_same(cNil, cNil), True).x
	' Even if we provide the very same values, we'll get a
	' different instance:
	Dim x
	x = _newDataValue(Nothing, Array( _
		"Nil", _
		emptyArray, _
		Nothing _
	)
	assertEqual(DataValue_same(x, cNil), False).x
	' "Sameness" is of course symmetric, ie x same y iff y same x:
	assertEqual(DataValue_same(cNil, x), False).x
	' ...and it is of course reflexive, ie forall x: x same x
	assertEqual(DataValue_same(x, x), True).x
	
	' The function DataValue_genericToString provides a way to
	' see what's inside a DataValue:
	Dim cNilStr As String
	cNilStr = DataValue_genericToString(cNil)
	assertEqual( _
		cNilStr, _
		"{ id: " &amp; cNil.id &amp; ","	&amp; NL &amp; _
		"  ctor: Nothing,"			&amp; NL &amp; _
		"  fields: Array("			&amp; NL &amp; _
		"    'Nil',"				&amp; NL &amp; _ 
		"    Array(),"				&amp; NL &amp; _ 
		"    Nothing"				&amp; NL &amp; _
		"  )"						&amp; NL &amp; _
		"}"							       _
	).x

	' with that we can make a Nil value:
	Dim vNil
	vNil = _newDataValue(cNil, emptyArray)
	assertEqual(isDataValue(vNil), True).x
	' It has a constructor that ctorOf accepts, and that is cFoo:
	assertEqual(DataValue_same(ctorOf(vNil), cNil), True).x
	
	Dim vNilStr As String
	vNilStr = DataValue_genericToString(vNil)
	assertEqual( _
		vNilStr, _
	    "{ id: " &amp; vNil.id	&amp; ","			&amp; NL &amp; _
		"  ctor: { id: " &amp; cNil.id &amp; ","	&amp; NL &amp; _
		"    ctor: Nothing,"				&amp; NL &amp; _
		"    fields: Array("				&amp; NL &amp; _
		"      'Nil',"						&amp; NL &amp; _ 
		"      Array(),"					&amp; NL &amp; _ 
		"      Nothing"						&amp; NL &amp; _
		"    )"								&amp; NL &amp; _
		"  },"								&amp; NL &amp; _
		"  fields: Array()"					&amp; NL &amp; _
		"}"									       _
	).x
	
	
	' access ctor fields:
	' TODO: why not .fields ?
	Dim c
	c = ctorOf(vNil)
	assertEqual(           field(DataCtor_name,     c),      "Nil").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Foo's .ctor:
	cNil.ctor = cDataCtor
	' Now cFoo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Array(),"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cCons, Array(cDataTypeCtor , vNil))
	assertEqual(DataValue_toString(tcDataTypeCtor), _
		"(TDataTypeCtor.DataTypeCtor 'TDataTypeCtor' 0 [DataTypeCtor])").x
	
	' from that we can reach everything in the object graph:
	bootstrapTypes = tcType
End Function	

Function assert_hasCtor(v As Variant, c As Variant)
	If Not(isDataValue(c)) Or Not(isDataValue(c)) Then
		Goto assert_hasCtor_invalid_args
	End If
	If Not(DataValue_same(ctorOf(c), DataCtor)) Then
		Goto assert_hasCtor_invalid_args
	End If
	assert_hasCtor = assertEqual(DataValue_same( _
		ctorOf(v), c), True)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Not(DataValue_same(ctorOf(c),  DataCtor)) _
	Or Not(DataValue_same(ctorOf(tc), DataTypeCtor)) Then
		Goto assert_hasTypeCtor_invalid_args
	End If
	assert_hasTypeCtor = assertEqual(DataValue_same( _
		field(DataCtor_typeCtor, c), tc), True)
	Exit Function
assert_hasTypeCtor_invalid_args:
		croak("assert_hasTypeCtor: invalid args " &amp; NL &amp; toString(c) _
			&amp; NL &amp; NL &amp; toString(tc)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assertEqual(DataValue_same(cDataTypeCtor, tcType),		Fals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assertEqual(DataValue_same(tcDataTypeCtor, tcType), 		False).x
	assertEqual(DataValue_same(tcDataTypeCtor, cDataTypeCtor),	False).x

	Dim cDataCtor As Variant
	cDataCtor = DataCtor
	assertEqual(isDataValue(cDataCtor), True).x
	assertEqual(fieldCount( cDataCtor), 3).x
	assertEqual(field(DataCtor_name, cDataCtor), "DataCtor").x
	' field argTypes later
	assert_hasCtor(cDataCtor, 	cDataCtor).x
	assert_hasCtor(cDataTypeCtor,	cDataCtor).x
	assertEqual(DataValue_same(cDataCtor, tcType), 			False).x
	assertEqual(DataValue_same(cDataCtor, cDataTypeCtor),	False).x
	assertEqual(DataValue_same(cDataCtor, tcDataTypeCtor),	False).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assertEqual(DataValue_same(tcDataCtor, tcType), 		False).x
	assertEqual(DataValue_same(tcDataCtor, cDataTypeCtor),	False).x
	assertEqual(DataValue_same(tcDataCtor, tcDataTypeCtor),	False).x
	assertEqual(DataValue_same(tcDataCtor, cDataCtor),		False).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assertEqual(DataValue_same(tcList, tcType), 		False).x
	assertEqual(DataValue_same(tcList, cDataTypeCtor),	False).x
	assertEqual(DataValue_same(tcList, tcDataTypeCtor),	False).x
	assertEqual(DataValue_same(tcList, cDataCtor),		False).x
	assertEqual(DataValue_same(tcList, tcDataCtor),		False).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vNil = List_nil
	assertEqual(isDataValue(vNil), True).x
	' List_nil returns the same instance again
	assertEqual(DataValue_same(List_nil, vNil), True).x
	cNil = ctorOf(vNil)
	assertEqual(isDataValue(cNil), True).x
	assertEqual(fieldCount(vNil),  0).x
	assertEqual(fieldCount(cNil),  3).x
	assert_hasCtor(    vNil, cNil		).x
	assert_hasCtor(    cNil, cDataCtor	).x
	assert_hasTypeCtor(cNil, tcList		).x
	' Let's not test the name, rather confirm that cNil is a
	' singleton data ctor: its argTypes field is the same as vNil!
	assertEqual(DataValue_same( _
		field(DataCtor_argTypes, cNil), vNil), True).x
	' TList's dataCtors field is non-nil:
	Dim ListCtors
	ListCtors = field(DataTypeCtor_dataCtors, tcList)
	assertEqual(DataValue_same(ListCtors, vNil), False).x

	assertEqual(DataValue_same(vNil, tcType), 			False).x
	assertEqual(DataValue_same(vNil, cDataTypeCtor),	False).x
	assertEqual(DataValue_same(vNil, tcDataTypeCtor),	False).x
	assertEqual(DataValue_same(vNil, cDataCtor),		False).x
	assertEqual(DataValue_same(vNil, tcDataCtor),		False).x
	assertEqual(DataValue_same(vNil, tcList),			False).x
	assertEqual(DataValue_same(vNil, cNil),				False).x
	assertEqual(DataValue_same(cNil, tcType), 			False).x
	assertEqual(DataValue_same(cNil, cDataTypeCtor),	False).x
	assertEqual(DataValue_same(cNil, tcDataTypeCtor),	False).x
	assertEqual(DataValue_same(cNil, cDataCtor),		False).x
	assertEqual(DataValue_same(cNil, tcDataCtor),		False).x
	assertEqual(DataValue_same(cNil, tcList),			False).x
	
	Dim cCons As Variant
	cCons = List_cons
	assertEqual(isDataValue(cCons), True).x
	assert_hasCtor(    cCons, cDataCtor	).x
	assert_hasTypeCtor(cCons, tcList	).x
	' Let's not test the name, rather confirm that it has 
	' a non-nil argTypes field and is itself the data ctor of that!
	assertEqual(DataValue_same(field(DataCtor_argTypes, cCons), vNil), False).x
	assert_hasCtor(field(DataCtor_argTypes, cCons), cCons).x
	' TList's dataCtors field is a cons value:
	assert_hasCtor(ListCtors, cCons).x

	assertEqual(DataValue_same(cCons, tcType), 			False).x
	assertEqual(DataValue_same(cCons, cDataTypeCtor),	False).x
	assertEqual(DataValue_same(cCons, tcDataTypeCtor),	False).x
	assertEqual(DataValue_same(cCons, cDataCtor),		False).x
	assertEqual(DataValue_same(cCons, tcDataCtor),		False).x
	assertEqual(DataValue_same(cCons, tcList),			False).x
	assertEqual(DataValue_same(cCons, vNil),			False).x
	assertEqual(DataValue_same(cCons, cNil),			False).x
	
	'--- apply List_cons, test List_isNil
	Dim xs As Variant, ys As Variant
	xs = vNil
	assertEqual(List_isNil(xs), True).x
	
	xs = List_cons(vNil, vNil)
	assertEqual(isDataValue(xs), True).x
	assert_hasCtor(xs, cCons).x
	assertEqual(List_isNil(xs), False).x
	ys = List_cons(vNil, ys)
	assertEqual(isDataValue(ys), True).x
	assert_hasCtor(ys, cCons).x
	assertEqual(List_isNil(ys), False).x
	
	'--- List_car, List_cdr, List_nth
	xs = List_cons(vNil, List_cons(vNil, vNil))
	ys = List_cons(vNil, xs)
	assertEqual(DataValue_same(List_car(ys), vNil), True).x
	assertEqual(DataValue_same(List_cdr(ys), xs), True).x
	assertEqual(DataValue_same(List_car(xs), vNil), True).x
	xs = List_cons(2, List_cons(3, vNil))
	ys = List_cons(1, xs)
	assertEqual(                             List_car(ys),		1).x
	assertEqual(DataValue_same(              List_cdr(ys),		xs), True).x
	assertEqual(                             List_car(xs),		2).x	
	assertEqual(                    List_car(List_cdr(ys)),		2).x	
	assertEqual(                    List_car(List_cdr(xs)),		3).x	
	assertEqual(           List_car(List_cdr(List_cdr(ys))),	3).x	
	assertEqual(List_isNil(List_cdr(List_cdr(List_cdr(ys)))), 		True).x	

	assertEqual(            List_cadr(ys),	2).x	
	assertEqual(            List_cadr(xs),	3).x	
	assertEqual(List_isNil( List_cddr(xs)),	True).x	
	assertEqual(           List_caddr(ys),	3).x	
	assertEqual(List_isNil(List_cdddr(ys)),	True).x	

	assertEqual(List_nth(0, xs), 2).x
	assertEqual(List_nth(1, xs), 3).x
	assertEqual(List_nth(0, ys), 1).x
	assertEqual(List_nth(1, ys), 2).x
	assertEqual(List_nth(2, ys), 3).x
	
	'--- with List_nth, check dataCtors fields of data type ctors so far (TType later)
	Dim dataCtors
	dataCtors = field(DataTypeCtor_dataCtors,         tcDataTypeCtor)
	assertEqual(DataValue_same(List_nth(0, dataCtors), cDataTypeCtor),	True).x
	assertEqual(List_isNil(List_cdr(dataCtors)), True).x
	
	dataCtors = field(DataTypeCtor_dataCtors,         tcDataCtor)
	assertEqual(DataValue_same(List_nth(0, dataCtors), cDataCtor), 		True).x
	assertEqual(List_isNil(List_cdr(dataCtors)), True).x
	
	dataCtors = field(DataTypeCtor_dataCtors,         tcList)
	assertEqual(DataValue_same(List_nth(0, dataCtors), cNil),			True).x
	assertEqual(DataValue_same(List_nth(1, dataCtors), cCons),			True).x
	assertEqual(List_isNil(List_cddr(dataCtors)), True).x


	'--- fix argument order for DataTypeCtor
	Dim argTypes, at
	argTypes = field(DataCtor_argTypes, cDataTypeCtor)
	' there are exactly 3 arguments:
	assertEqual(List_isNil(List_cdddr(argTypes)), True).x
	
	at = List_nth(0, argTypes)
	assert_hasTypeCtor(ctorOf(at), tcType).x
	assertEqual(fieldCount(at), 0).x ' singleton value
	assertEqual(ctorName(at), "String").x
	
	at = List_nth(1, argTypes)
	assert_hasTypeCtor(ctorOf(at), tcType).x
	assertEqual(fieldCount(at), 0).x ' singleton value
	assertEqual(ctorName(at), "Integer").x
	
	' third arg should be (TypeApp TList TDataCtor) - later


	'--- data ctors of TType
	
	Dim vString As Variant, cString As Variant ' singleton data ctor, returns the singleton value
	vString = StringType
	assertEqual(isDataValue(vString), True).x
	assertEqual( fieldCount(vString), 0).x	' singleton value
	' StringType returns the same instance again
	assertEqual(DataValue_same(StringType, vString), True).x
	cString = ctorOf(vString)
	assertEqual(isDataValue(cString), True).x
	assertEqual( fieldCount(cString), 3).x
	assertEqual(           field(DataCtor_name,     cString),  "String").x
	assertEqual(List_isNil(field(DataCtor_argTypes, cString)), True).x ' singleton ctor
	assert_hasTypeCtor(cString,		tcType).x
	assert_hasCtor(	   cString,		cDataCtor).x
	
	Dim vInt As Variant, cInt As Variant ' singleton data ctor, returns the singleton value
	vInt = IntegerType
	assertEqual(isDataValue(vInt), True).x
	assertEqual( fieldCount(vInt), 0).x	' singleton value
	' IntegerType returns the same instance again
	assertEqual(DataValue_same(IntegerType, vInt), True).x
	cInt = ctorOf(vInt)
	assertEqual(isDataValue(cInt), True).x
	assertEqual( fieldCount(cInt), 3).x
	assertEqual(           field(DataCtor_name,     cInt),  "Integer").x
	assertEqual(List_isNil(field(DataCtor_argTypes, cInt)), True).x ' singleton ctor
	assert_hasTypeCtor(cInt,		tcType).x
	assert_hasCtor(	   cInt,		cDataCtor).x

	Dim cParam As Variant
	cParam = TypeParam
	assertEqual(isDataValue(cParam), True		).x
	assertEqual( fieldCount(cParam), 3			).x
	assert_hasTypeCtor(     cParam,  tcType		).x
	assert_hasCtor(			cParam,  cDataCtor	).x
	assertEqual(field(DataCtor_name,     cParam),  "TypeParam").x
	argTypes =  field(DataCtor_argTypes, cParam)
	assertEqual(List_isNil(         argTypes), False).x
	assertEqual(List_isNil(List_cdr(argTypes)), True).x
	assertEqual(DataValue_same(List_nth(0, argTypes), vInt), True).x

	'--- apply TypeParam
	Dim vParam As Variant
	vParam = TypeParam(0)
	assertEqual(isDataValue(vParam),	True	).x
	assertEqual( fieldCount(vParam),	1		).x
	assert_hasCtor(         vParam,		cParam	).x	

End Function

Function test_Type_hasType
	assertEqual(hasType(TDataTypeCtor,	TDataTypeCtor), True).x
	assertEqual(hasType(TType, 			TDataTypeCtor), True).x
	assertEqual(hasType(DataTypeCtor,	TDataTypeCtor), False).x
	assertEqual(hasType(DataTypeCtor,	TDataCtor), 	True).x
	assertEqual(hasType(TDataCtor,		TDataTypeCtor), True).x
	assertEqual(hasType(DataCtor,		TDataTypeCtor), False).x
	assertEqual(hasType(DataCtor,		TDataCtor), 	True).x

	'assertThrows(hasType(TDataCtor,		DataCtor)).x
	
	'assertEqual(hasType(), True).x
	'assertEqual(hasType(), True).x

End Function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